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Comic Sans MS" fo:font-weight="normal" officeooo:rsid="001c9717" officeooo:paragraph-rsid="0019f35b" style:font-weight-asian="normal" style:font-weight-complex="normal"/>
    </style:style>
    <style:style style:name="P2" style:family="paragraph" style:parent-style-name="Text_20_body">
      <style:paragraph-properties fo:text-align="end" style:justify-single-word="false"/>
      <style:text-properties style:font-name="Impact" fo:font-size="32pt" fo:font-weight="normal" officeooo:rsid="0019f35b" officeooo:paragraph-rsid="0019f35b" style:font-weight-asian="normal" style:font-weight-complex="normal"/>
    </style:style>
    <style:style style:name="P3" style:family="paragraph">
      <loext:graphic-properties draw:fill="none" draw:fill-color="#ffffff"/>
      <style:text-properties fo:color="#ffffff" loext:opacity="100%" style:font-name="Ubuntu Nerd Font"/>
    </style:style>
    <style:style style:name="P4" style:family="paragraph" style:parent-style-name="Text_20_body">
      <style:text-properties fo:font-weight="normal" officeooo:paragraph-rsid="0017f700" style:font-weight-asian="normal" style:font-weight-complex="normal"/>
    </style:style>
    <style:style style:name="P5" style:family="paragraph">
      <loext:graphic-properties draw:fill-color="#000000"/>
      <style:paragraph-properties style:writing-mode="lr-tb"/>
    </style:style>
    <style:style style:name="P6" style:family="paragraph" style:parent-style-name="Text_20_body">
      <style:text-properties officeooo:rsid="008796d8" officeooo:paragraph-rsid="008796d8"/>
    </style:style>
    <style:style style:name="P7" style:family="paragraph" style:parent-style-name="Text_20_body">
      <style:text-properties officeooo:paragraph-rsid="0017f700"/>
    </style:style>
    <style:style style:name="P8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style:font-name="Ubuntu Nerd Font"/>
    </style:style>
    <style:style style:name="P11" style:family="paragraph" style:parent-style-name="Text_20_body">
      <style:text-properties style:font-name="Ubuntu Nerd Font" officeooo:rsid="003fac6c" officeooo:paragraph-rsid="006f5b64"/>
    </style:style>
    <style:style style:name="P12" style:family="paragraph" style:parent-style-name="Heading_20_1">
      <style:text-properties style:font-name="Ubuntu Nerd Font" officeooo:paragraph-rsid="0017f700"/>
    </style:style>
    <style:style style:name="P13" style:family="paragraph" style:parent-style-name="Text_20_body" style:list-style-name="L1">
      <style:text-properties style:font-name="Ubuntu Nerd Font" officeooo:paragraph-rsid="0017f700"/>
    </style:style>
    <style:style style:name="P14" style:family="paragraph" style:parent-style-name="Text_20_body" style:list-style-name="L1">
      <style:text-properties style:font-name="Ubuntu Nerd Font" officeooo:rsid="002ab5e7" officeooo:paragraph-rsid="0017f700"/>
    </style:style>
    <style:style style:name="P15" style:family="paragraph" style:parent-style-name="Text_20_body">
      <style:text-properties style:font-name="Ubuntu Nerd Font" officeooo:rsid="002ab5e7" officeooo:paragraph-rsid="0017f700"/>
    </style:style>
    <style:style style:name="P16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3e9e99" officeooo:paragraph-rsid="0017f700"/>
    </style:style>
    <style:style style:name="P17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46ef3f" officeooo:paragraph-rsid="0017f700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ext_20_body">
      <style:text-properties officeooo:rsid="008e0201" officeooo:paragraph-rsid="008e0201"/>
    </style:style>
    <style:style style:name="P20" style:family="paragraph" style:parent-style-name="Text_20_body" style:list-style-name="L2">
      <style:text-properties officeooo:rsid="008e0201" officeooo:paragraph-rsid="008e0201"/>
    </style:style>
    <style:style style:name="P21" style:family="paragraph" style:parent-style-name="Text_20_body" style:list-style-name="L3">
      <style:text-properties officeooo:rsid="008e0201" officeooo:paragraph-rsid="008e0201"/>
    </style:style>
    <style:style style:name="P22" style:family="paragraph" style:parent-style-name="Text_20_body" style:list-style-name="L3">
      <style:text-properties officeooo:rsid="008fd31f" officeooo:paragraph-rsid="008fd31f"/>
    </style:style>
    <style:style style:name="P23" style:family="paragraph" style:parent-style-name="Text_20_body" style:list-style-name="L3">
      <style:text-properties officeooo:rsid="00916fe0" officeooo:paragraph-rsid="00916fe0"/>
    </style:style>
    <style:style style:name="P24" style:family="paragraph" style:parent-style-name="Text_20_body">
      <style:text-properties officeooo:rsid="00916fe0" officeooo:paragraph-rsid="00916fe0"/>
    </style:style>
    <style:style style:name="P25" style:family="paragraph" style:parent-style-name="Text_20_body">
      <style:text-properties officeooo:rsid="00986294" officeooo:paragraph-rsid="00986294"/>
    </style:style>
    <style:style style:name="P26" style:family="paragraph" style:parent-style-name="Text_20_body" style:list-style-name="L4">
      <style:text-properties officeooo:rsid="00986294" officeooo:paragraph-rsid="00986294"/>
    </style:style>
    <style:style style:name="P27" style:family="paragraph" style:parent-style-name="Text_20_body" style:list-style-name="L5">
      <style:text-properties officeooo:rsid="008e0201" officeooo:paragraph-rsid="008e0201"/>
    </style:style>
    <style:style style:name="P28" style:family="paragraph" style:parent-style-name="Text_20_body">
      <style:text-properties officeooo:rsid="008fd31f" officeooo:paragraph-rsid="008fd31f"/>
    </style:style>
    <style:style style:name="P29" style:family="paragraph" style:parent-style-name="Text_20_body" style:list-style-name="L6">
      <style:text-properties officeooo:rsid="009684bc" officeooo:paragraph-rsid="009684bc"/>
    </style:style>
    <style:style style:name="P30" style:family="paragraph" style:parent-style-name="Text_20_body" style:list-style-name="L6">
      <style:text-properties officeooo:rsid="00986294" officeooo:paragraph-rsid="00986294"/>
    </style:style>
    <style:style style:name="P31" style:family="paragraph" style:parent-style-name="Text_20_body" style:list-style-name="L6">
      <style:text-properties officeooo:rsid="008fd31f" officeooo:paragraph-rsid="008fd31f"/>
    </style:style>
    <style:style style:name="P32" style:family="paragraph" style:parent-style-name="Text_20_body" style:list-style-name="L6">
      <style:text-properties officeooo:rsid="00916fe0" officeooo:paragraph-rsid="00916fe0"/>
    </style:style>
    <style:style style:name="P33" style:family="paragraph" style:parent-style-name="Text_20_body" style:list-style-name="L6">
      <style:text-properties officeooo:rsid="009421f3" officeooo:paragraph-rsid="009421f3"/>
    </style:style>
    <style:style style:name="P34" style:family="paragraph" style:parent-style-name="Text_20_body" style:list-style-name="L6">
      <style:text-properties officeooo:rsid="0094b739" officeooo:paragraph-rsid="0094b739"/>
    </style:style>
    <style:style style:name="P35" style:family="paragraph" style:parent-style-name="Text_20_body" style:list-style-name="L6">
      <style:text-properties officeooo:rsid="009a6223" officeooo:paragraph-rsid="009a6223"/>
    </style:style>
    <style:style style:name="P36" style:family="paragraph" style:parent-style-name="Text_20_body" style:list-style-name="L6">
      <style:text-properties officeooo:rsid="009ae47e" officeooo:paragraph-rsid="009ae47e"/>
    </style:style>
    <style:style style:name="P37" style:family="paragraph" style:parent-style-name="Text_20_body" style:list-style-name="L6">
      <style:text-properties officeooo:rsid="009b118e" officeooo:paragraph-rsid="009b118e"/>
    </style:style>
    <style:style style:name="T1" style:family="text">
      <style:text-properties fo:color="#ffffff" loext:opacity="100%" style:font-name="Ubuntu Nerd Font" fo:font-size="15pt" style:font-size-asian="13pt" style:font-size-complex="15pt"/>
    </style:style>
    <style:style style:name="T2" style:family="text">
      <style:text-properties officeooo:rsid="008941d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 style:text-line-through-type="single" officeooo:rsid="006f5b64"/>
    </style:style>
    <style:style style:name="T5" style:family="text">
      <style:text-properties officeooo:rsid="006f5b64"/>
    </style:style>
    <style:style style:name="T6" style:family="text">
      <style:text-properties officeooo:rsid="006f5b64" fo:background-color="#fff5ce" loext:char-shading-value="0"/>
    </style:style>
    <style:style style:name="T7" style:family="text">
      <style:text-properties officeooo:rsid="009421f3"/>
    </style:style>
    <style:style style:name="T8" style:family="text">
      <style:text-properties officeooo:rsid="009684bc"/>
    </style:style>
    <style:style style:name="T9" style:family="text">
      <style:text-properties officeooo:rsid="0034205e"/>
    </style:style>
    <style:style style:name="T10" style:family="text">
      <style:text-properties fo:font-style="italic" officeooo:rsid="0034a4eb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none" draw:fill-color="#ffffff" fo:min-height="0.39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1.2791in" fo:min-width="0.452in" loext:glow-radius="0in" loext:softedge-radius="0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Summary</text:p>
      <text:p text:style-name="P2"><draw:frame text:anchor-type="paragraph" draw:z-index="1" draw:name="Text Frame 1" draw:style-name="gr1" draw:text-style-name="P3" svg:width="1.378in" svg:height="0.3988in" draw:transform="rotate (1.5707963267949) translate (-0.635416666666667in 1.59444444444444in)"><draw:text-box><text:p><text:span text:style-name="T1">Revision 01</text:span></text:p></draw:text-box></draw:frame><text:span text:style-name="T2">Database System</text:span> - 2025</text:p>
      <text:p text:style-name="P4"><draw:custom-shape text:anchor-type="paragraph" draw:z-index="0" draw:name="Shape 1" draw:style-name="gr2" draw:text-style-name="P5" svg:width="0.4524in" svg:height="1.2795in" svg:x="-0.7874in" svg:y="-0.1953in"><text:p/><draw:enhanced-geometry svg:viewBox="0 0 21600 21600" draw:extrusion="false" draw:extrusion-diffusion="100%" draw:extrusion-skew="50 -135" draw:type="rectangle" draw:enhanced-path="M 0 0 L 21600 0 21600 21600 0 21600 0 0 Z N"/></draw:custom-shape></text:p>
      <text:p text:style-name="P6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8"><text:a xlink:type="simple" xlink:href="#__RefHeading___Toc61_3123224662" text:style-name="Index_20_Link" text:visited-style-name="Index_20_Link">How to?<text:tab/>1</text:a></text:p>
          <text:p text:style-name="P8"><text:a xlink:type="simple" xlink:href="#__RefHeading___Toc63_3123224662" text:style-name="Index_20_Link" text:visited-style-name="Index_20_Link">Question Sets considered<text:tab/>1</text:a></text:p>
          <text:p text:style-name="P8"><text:a xlink:type="simple" xlink:href="#__RefHeading___Toc65_3123224662" text:style-name="Index_20_Link" text:visited-style-name="Index_20_Link">Economics<text:tab/>2</text:a></text:p>
          <text:p text:style-name="P9"><text:a xlink:type="simple" xlink:href="#__RefHeading___Toc67_3123224662" text:style-name="Index_20_Link" text:visited-style-name="Index_20_Link">Chapter 1 (Introduction of Economics)<text:tab/>2</text:a></text:p>
          <text:p text:style-name="P9"><text:a xlink:type="simple" xlink:href="#__RefHeading___Toc69_3123224662" text:style-name="Index_20_Link" text:visited-style-name="Index_20_Link">Chapter 2 (Demand)<text:tab/>4</text:a></text:p>
          <text:p text:style-name="P9"><text:a xlink:type="simple" xlink:href="#__RefHeading___Toc71_3123224662" text:style-name="Index_20_Link" text:visited-style-name="Index_20_Link">Chapter 3 (Supply)<text:tab/>7</text:a></text:p>
          <text:p text:style-name="P9"><text:a xlink:type="simple" xlink:href="#__RefHeading___Toc73_3123224662" text:style-name="Index_20_Link" text:visited-style-name="Index_20_Link">Chapter 4 (Elasticity)<text:tab/>8</text:a></text:p>
          <text:p text:style-name="P9"><text:a xlink:type="simple" xlink:href="#__RefHeading___Toc75_3123224662" text:style-name="Index_20_Link" text:visited-style-name="Index_20_Link">Chapter 5 (Utility)<text:tab/>10</text:a></text:p>
          <text:p text:style-name="P8"><text:a xlink:type="simple" xlink:href="#__RefHeading___Toc77_3123224662" text:style-name="Index_20_Link" text:visited-style-name="Index_20_Link">Government<text:tab/>11</text:a></text:p>
        </text:index-body>
      </text:table-of-content>
      <text:p text:style-name="P7"/>
      <text:h text:style-name="P10" text:outline-level="1"><text:bookmark-start text:name="__RefHeading___Toc61_3123224662"/>How to?<text:bookmark-end text:name="__RefHeading___Toc61_3123224662"/></text:h>
      <text:p text:style-name="P11"><text:span text:style-name="T3">Bold texts</text:span> were included in previous years questions. <text:line-break/><text:span text:style-name="T3">*</text:span> mark represents repentance amount. <text:line-break/><text:span text:style-name="T4">Strike-through</text:span><text:span text:style-name="T5"> refers to out of syllabus.<text:line-break/></text:span><text:span text:style-name="T6">Highlighted texts</text:span><text:span text:style-name="T5"> are something I didn’t find in materials, so help me to find it :)</text:span></text:p>
      <text:h text:style-name="P12" text:outline-level="1"><text:bookmark-start text:name="__RefHeading___Toc63_3123224662"/>Question Sets considered<text:bookmark-end text:name="__RefHeading___Toc63_3123224662"/></text:h>
      <text:list text:style-name="L1">
        <text:list-item>
          <text:p text:style-name="P13">Session <text:span text:style-name="T7">20-21</text:span></text:p>
        </text:list-item>
        <text:list-item>
          <text:p text:style-name="P13">Session <text:span text:style-name="T8">18-19</text:span></text:p>
        </text:list-item>
        <text:list-item>
          <text:p text:style-name="P14">Session <text:span text:style-name="T9">2020 </text:span><text:span text:style-name="T10">(mostly out-of-sync)</text:span></text:p>
        </text:list-item>
      </text:list>
      <text:p text:style-name="P15"/>
      <text:p text:style-name="P16">By no means, <text:span text:style-name="T3">this is any sorts of suggestions</text:span>. Just a quick <text:span text:style-name="T3">overview</text:span>! <text:line-break/>Nothing more, nothing less :)</text:p>
      <text:p text:style-name="P17">And yah, can be <text:span text:style-name="T3">inaccurate</text:span>! Feel free to <text:span text:style-name="T3">criticize</text:span>.</text:p>
      <text:h text:style-name="P18" text:outline-level="1">Shobuj Sir (<text:span text:style-name="T2">x</text:span>3)</text:h>
      <text:p text:style-name="P19"/>
      <text:p text:style-name="P19">Definition</text:p>
      <text:list text:style-name="L2">
        <text:list-item>
          <text:p text:style-name="P20">Various properties of DBMS</text:p>
        </text:list-item>
      </text:list>
      <text:p text:style-name="P19"/>
      <text:p text:style-name="P19">DBMS Queries</text:p>
      <text:list text:style-name="L3">
        <text:list-item>
          <text:p text:style-name="P21">Select</text:p>
        </text:list-item>
        <text:list-item>
          <text:p text:style-name="P21">Where</text:p>
        </text:list-item>
        <text:list-item>
          <text:p text:style-name="P21">Join</text:p>
        </text:list-item>
        <text:list-item>
          <text:p text:style-name="P21">Group by</text:p>
        </text:list-item>
        <text:list-item>
          <text:p text:style-name="P21">Not in/ exists</text:p>
        </text:list-item>
        <text:list-item>
          <text:p text:style-name="P22">Aggregate functions</text:p>
        </text:list-item>
        <text:list-item>
          <text:p text:style-name="P23">Insertion</text:p>
        </text:list-item>
      </text:list>
      <text:p text:style-name="P24"/>
      <text:p text:style-name="P25">Relational Algebra</text:p>
      <text:list text:style-name="L4">
        <text:list-item>
          <text:p text:style-name="P26">select</text:p>
        </text:list-item>
        <text:list-item>
          <text:p text:style-name="P26">project</text:p>
        </text:list-item>
        <text:list-item>
          <text:p text:style-name="P26">Cartesian-product</text:p>
        </text:list-item>
        <text:list-item>
          <text:p text:style-name="P26">join</text:p>
        </text:list-item>
        <text:list-item>
          <text:p text:style-name="P26">set</text:p>
        </text:list-item>
      </text:list>
      <text:p text:style-name="P19"/>
      <text:p text:style-name="P19">ER diagram</text:p>
      <text:list text:style-name="L5">
        <text:list-item>
          <text:p text:style-name="P27">batch management system</text:p>
        </text:list-item>
      </text:list>
      <text:p text:style-name="P19"/>
      <text:p text:style-name="P28">Description</text:p>
      <text:list text:style-name="L6">
        <text:list-item>
          <text:p text:style-name="P29">Five responsibility of data management system</text:p>
        </text:list-item>
        <text:list-item>
          <text:p text:style-name="P29">Concurrency</text:p>
        </text:list-item>
        <text:list-item>
          <text:p text:style-name="P30">Database approach vs file approach</text:p>
        </text:list-item>
        <text:list-item>
          <text:p text:style-name="P30">ACID property</text:p>
        </text:list-item>
        <text:list-item>
          <text:p text:style-name="P30">Why DB uses declarative query language instead of providing lib of procedure language</text:p>
        </text:list-item>
        <text:list-item>
          <text:p text:style-name="P31">Violation of foreign key while inserting or deleting</text:p>
        </text:list-item>
        <text:list-item>
          <text:p text:style-name="P32">Like operator with lower() function to use case-insensitive matching </text:p>
        </text:list-item>
        <text:list-item>
          <text:p text:style-name="P33">Queries condition check</text:p>
        </text:list-item>
        <text:list-item>
          <text:p text:style-name="P33">SQL vs MySQL vs SQL Server</text:p>
        </text:list-item>
        <text:list-item>
          <text:p text:style-name="P34">Password security in <text:span text:style-name="T8">database</text:span></text:p>
        </text:list-item>
        <text:list-item>
          <text:p text:style-name="P33">Transition states</text:p>
        </text:list-item>
        <text:list-item>
          <text:p text:style-name="P29">Transaction property</text:p>
        </text:list-item>
        <text:list-item>
          <text:p text:style-name="P30">Transaction schedule</text:p>
        </text:list-item>
        <text:list-item>
          <text:p text:style-name="P29">Serializable and conflict serializable</text:p>
        </text:list-item>
        <text:list-item>
          <text:p text:style-name="P30">Read committed and repeatable read isolation</text:p>
        </text:list-item>
        <text:list-item>
          <text:p text:style-name="P35"><text:soft-page-break/>snapshot isolation</text:p>
        </text:list-item>
        <text:list-item>
          <text:p text:style-name="P36">Primary vs cadidate vs foreign key</text:p>
        </text:list-item>
        <text:list-item>
          <text:p text:style-name="P37">CHAR vs VARCHAR</text:p>
        </text:list-item>
      </text:list>
      <text:h text:style-name="P18" text:outline-level="1">Murad Sir (x3)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Ubuntu Nerd Font2" fo:font-family="'Ubuntu Nerd Font'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Nerd Font2" fo:font-family="'Ubuntu Nerd Font'" style:font-style-name="Regular" style:font-pitch="variable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style:font-name="Ubuntu Nerd Font1" fo:font-family="'Ubuntu Nerd Fon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Ubuntu Nerd Font2" fo:font-family="'Ubuntu Nerd Font'" style:font-style-name="Regular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Ubuntu Nerd Font1" fo:font-family="'Ubuntu Nerd Font'" style:font-style-name="Bold" style:font-pitch="variable"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8:10:33.865823306</meta:creation-date>
    <dc:date>2025-04-23T15:58:34.767865513</dc:date>
    <meta:editing-duration>PT6H34M55S</meta:editing-duration>
    <meta:editing-cycles>103</meta:editing-cycles>
    <meta:generator>LibreOffice/25.2.2.2$Linux_X86_64 LibreOffice_project/520$Build-2</meta:generator>
    <meta:document-statistic meta:table-count="0" meta:image-count="0" meta:object-count="0" meta:page-count="4" meta:paragraph-count="59" meta:word-count="271" meta:character-count="1604" meta:non-whitespace-character-count="1423"/>
  </office:meta>
</office:document-meta>
</file>